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CMLeaf.calcLastPos( CMStateSet to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CMLeaf.isNul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MLeaf.ge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MLeaf.calcFirstPos( CMStateSet to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CMLeaf.getLea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MLeaf.getParticl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SCMLeaf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SCMLeaf.setPosition( int new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MLeaf.XSCMLeaf( int type , Object leaf , int id , int 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